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0f4eeb" officeooo:paragraph-rsid="000f4eeb" style:font-size-asian="12.25pt" style:font-size-complex="14pt"/>
    </style:style>
    <style:style style:name="P2" style:family="paragraph" style:parent-style-name="Standard">
      <style:paragraph-properties fo:text-align="justify" style:justify-single-word="false"/>
      <style:text-properties fo:font-size="14pt" officeooo:rsid="00192e09" officeooo:paragraph-rsid="000f4eeb" style:font-size-asian="12.25pt" style:font-size-complex="14pt"/>
    </style:style>
    <style:style style:name="P3" style:family="paragraph" style:parent-style-name="Standard">
      <style:paragraph-properties fo:text-align="justify" style:justify-single-word="false"/>
      <style:text-properties fo:font-size="14pt" officeooo:rsid="00192e09" officeooo:paragraph-rsid="00192e09" style:font-size-asian="12.25pt" style:font-size-complex="14pt"/>
    </style:style>
    <style:style style:name="P4" style:family="paragraph" style:parent-style-name="Standard">
      <style:paragraph-properties fo:text-align="justify" style:justify-single-word="false"/>
      <style:text-properties fo:font-size="14pt" fo:font-weight="bold" officeooo:rsid="000f4eeb" officeooo:paragraph-rsid="000f4eeb"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8pt" officeooo:rsid="000f4eeb" officeooo:paragraph-rsid="000f4eeb" style:font-size-asian="15.75pt" style:font-size-complex="18pt"/>
    </style:style>
    <style:style style:name="T1" style:family="text">
      <style:text-properties officeooo:rsid="0010ef96"/>
    </style:style>
    <style:style style:name="T2" style:family="text">
      <style:text-properties officeooo:rsid="0015670c"/>
    </style:style>
    <style:style style:name="T3" style:family="text">
      <style:text-properties officeooo:rsid="0018a00f"/>
    </style:style>
    <style:style style:name="T4" style:family="text">
      <style:text-properties fo:font-style="italic" officeooo:rsid="0018a00f"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pport TP1 – CSS Zen Garden</text:p>
      <text:p text:style-name="P1">Thomas Drolet<text:tab/><text:tab/><text:tab/>Remis à Éric Labonté<text:tab/><text:tab/>Le 19 septembre 2016</text:p>
      <text:p text:style-name="P1"/>
      <text:p text:style-name="P4">Thème et design:</text:p>
      <text:p text:style-name="P1"/>
      <text:p text:style-name="P1"><text:tab/>Mon but principal était d’émuler le “Material Design” de Google. Ma version mobile n’est pas loin de mon but principal, par contre mes versions plus larges sont loins d’être plaisantes à l’oeil. Malheureusement, j’ai peu de qualités en ce qui concerne tout ce qui est artistique, et c’est très visible sur ce projet. </text:p>
      <text:p text:style-name="P1"/>
      <text:p text:style-name="P1"><text:tab/>Voici un <text:a xlink:type="simple" xlink:href="https://wireframe.cc/K8ap0F" text:style-name="Internet_20_link" text:visited-style-name="Visited_20_Internet_20_Link">croquis</text:a> de mon design mobile initial. Comme indiqué plus haut, le but est d’émuler les “cartes” de contenu du “Material Design” ainsi que d’utiliser des couleurs qui s’agencent bien ensemble. <text:span text:style-name="T1">Les cartes ont toutes 350px de large.</text:span></text:p>
      <text:p text:style-name="P1"/>
      <text:p text:style-name="P1"><text:tab/><text:span text:style-name="T1">Pour les versions plus larges, mon but était de garder le même contenu et de “scale” le nombre de colonnes. Passer de 1 à deux colonnes ayant la même grandeur, puis passer à 3 colonnes ayant une grosseur variable pour pouvoir prendre avantage des écrans très large (comme les écrans de ratio 21:9).</text:span></text:p>
      <text:p text:style-name="P1"/>
      <text:p text:style-name="P1"><text:tab/><text:span text:style-name="T1">Voici le </text:span><text:a xlink:type="simple" xlink:href="https://wireframe.cc/hveiaJ" text:style-name="Internet_20_link" text:visited-style-name="Visited_20_Internet_20_Link"><text:span text:style-name="T1">croquis</text:span></text:a><text:span text:style-name="T1"> initial de mon design à 2 colonnes (résolution intermédiaire). Le but est de garder le même style que la version mobile à une colonne, mais de prendre avantage du gain d’espace pour pouvoir display 2 fois plus d’informations avec les cartes de 350px de large.</text:span></text:p>
      <text:p text:style-name="P1"/>
      <text:p text:style-name="P1"><text:tab/><text:span text:style-name="T1">Finalement, j’ai fait la version pour écran large ayant 3 colonnes qui “scalent” selon la résolution. Le but est de ne pas gaspiller d’espace quand on le visionne sur un écran super-haute résolution et/ou ayant un ratio super-large.</text:span></text:p>
      <text:p text:style-name="P1"/>
      <text:p text:style-name="P1"><text:tab/><text:span text:style-name="T2">Voici le </text:span><text:a xlink:type="simple" xlink:href="https://wireframe.cc/NolslU" text:style-name="Internet_20_link" text:visited-style-name="Visited_20_Internet_20_Link"><text:span text:style-name="T2">croquis</text:span></text:a><text:span text:style-name="T2"> initial du design pour grand écran à 3 colonnes.</text:span></text:p>
      <text:p text:style-name="P1"/>
      <text:p text:style-name="P1"><text:tab/><text:span text:style-name="T3">Comme indiqué plus haut, mon but était de faire une page web ressemblant au “Material Design” (je ne crois pas bien avoir réussi, mis à part la version mobile qui possède quelques ressemblances). J’ai principalement utilisé l’effet que le ‘header’ en </text:span><text:span text:style-name="T4">position:fixed</text:span><text:span text:style-name="T3"> donne ainsi que les </text:span><text:span text:style-name="T4">box-shadow</text:span><text:span text:style-name="T3"> pour y arriver. De plus, mes choix de couleur viennent directement des recommandations de Google concernant les couleurs de background et ‘d’accent’. De plus, pour la police du site web, j’ai utilisé la police Roboto, qui selon moi, donne un bel effet.</text:span></text:p>
      <text:p text:style-name="P1"/>
      <text:p text:style-name="P1"><text:tab/><text:span text:style-name="T3">Pour les images, le gradient ainsi que les titres, j’ai utilisé le logiciel gratuit </text:span><text:span text:style-name="T4">Inkscape</text:span><text:span text:style-name="T3">. </text:span></text:p>
      <text:p text:style-name="P2"/>
      <text:p text:style-name="P3"><text:soft-page-break/><text:tab/>De plus, j’ai fait usage du selecteur :hover ainsi que de la propriété transform car je trouvais que c’était des ajouts simples et subtils qui pouvaient légèrement augmenter la complexité du site sans trop en changer l’essence. </text:p>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9T10:48:56.866961280</meta:creation-date>
    <dc:date>2016-09-19T18:17:36.712896407</dc:date>
    <meta:editing-duration>PT19M45S</meta:editing-duration>
    <meta:editing-cycles>5</meta:editing-cycles>
    <meta:generator>LibreOffice/5.1.4.2$Linux_X86_64 LibreOffice_project/10m0$Build-2</meta:generator>
    <meta:document-statistic meta:table-count="0" meta:image-count="0" meta:object-count="0" meta:page-count="2" meta:paragraph-count="13" meta:word-count="402" meta:character-count="2409" meta:non-whitespace-character-count="2002"/>
  </office:meta>
</office:document-meta>
</file>